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6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LL OTHER ALBUMS have ignore from False to True (as rating=4 so not synced to device FS)</text:p>
          </table:table-cell>
        </table:table-row>
        <table:table-row table:style-name="ro1">
          <table:table-cell office:value-type="string" calcext:value-type="string">
            <text:p>Note : Applies only to MyTunes as linked to a device</text:p>
          </table:table-cell>
        </table:table-row>
      </table:table>
      <table:table table:name="MergeDevice5_3-MergeDevice6_New-6cc35892-c44f-4aa7-bfee-5f63eca7082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3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26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27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28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29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3 19:27:24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0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3 19:27:25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3 19:27:26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2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3 19:27:27</text:p>
          </table:table-cell>
          <table:table-cell table:style-name="ce1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3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4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PlayCoun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5</text:p>
          </table:table-cell>
          <table:table-cell table:style-name="ce1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6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4/05/2015 12:24:37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table table:name="MergeDevice5_4-MergeDevice6_New-6cc35892-c44f-4aa7-bfee-5f63eca7082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4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table table:name="MergeDevice5_5-MergeDevice6_New-6cc35892-c44f-4aa7-bfee-5f63eca7082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5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table table:name="MergeDevice5_JaMuz-MergeDevice6_New-6cc35892-c44f-4aa7-bfee-5f63eca7082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JaMuz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table table:name="MergeDevice5_1-MergeDevice6_New-6cc35892-c44f-4aa7-bfee-5f63eca7082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1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6/04/2013 11:11:11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6/04/2013 11:11:12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6/04/2013 11:11:13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18:01:44.110230770</dc:date>
    <dc:creator>Raphael </dc:creator>
    <meta:editing-duration>PT6M18S</meta:editing-duration>
    <meta:editing-cycles>2</meta:editing-cycles>
    <meta:generator>LibreOffice/5.0.3.2$Linux_X86_64 LibreOffice_project/00m0$Build-2</meta:generator>
    <meta:document-statistic meta:table-count="6" meta:cell-count="658" meta:object-count="0"/>
  </office:meta>
</office:document-meta>
</file>